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10.292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13.231cm"/>
    </style:style>
    <style:style style:name="co6" style:family="table-column">
      <style:table-column-properties fo:break-before="auto" style:column-width="1.014cm"/>
    </style:style>
    <style:style style:name="co7" style:family="table-column">
      <style:table-column-properties fo:break-before="auto" style:column-width="5.674cm"/>
    </style:style>
    <style:style style:name="co8" style:family="table-column">
      <style:table-column-properties fo:break-before="auto" style:column-width="2.33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2.46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3.99cm"/>
    </style:style>
    <style:style style:name="co14" style:family="table-column">
      <style:table-column-properties fo:break-before="auto" style:column-width="11.335cm"/>
    </style:style>
    <style:style style:name="co15" style:family="table-column">
      <style:table-column-properties fo:break-before="auto" style:column-width="3.831cm"/>
    </style:style>
    <style:style style:name="co16" style:family="table-column">
      <style:table-column-properties fo:break-before="auto" style:column-width="1.725cm"/>
    </style:style>
    <style:style style:name="co17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enHT-RF" table:style-name="ta1">
        <table:table-source xlink:type="simple" xlink:href="../OpenHT-RF.csv" table:table-name="OpenHT-RF" table:filter-name="Text - txt - csv (StarCalc)" table:filter-options="9/44,34,ANSI,1,,0,false,false,true,false,false,0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Rated voltage</text:p>
          </table:table-cell>
          <table:table-cell office:value-type="string" calcext:value-type="string">
            <text:p>Toler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1, C201, C205, C220, C225, C426, C508, C514, C5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uF/0402/X5R/10V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8nF/0402/X7R/10V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03, C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0.15uF/0402/X5R/10V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6, C208, C209, C210, C211, C218, C219, C221, C222, C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eneric C/0.15uF/0805/X5R/25V</text:p>
          </table:table-cell>
          <table:table-cell office:value-type="string" calcext:value-type="string">
            <text:p>X5R or better</text:p>
          </table:table-cell>
          <table:table-cell office:value-type="string" calcext:value-type="string">
            <text:p>50V or high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07, C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eneric C/0.15uF/0805/X5R/25V</text:p>
          </table:table-cell>
          <table:table-cell office:value-type="string" calcext:value-type="string">
            <text:p>X5R or better</text:p>
          </table:table-cell>
          <table:table-cell office:value-type="string" calcext:value-type="string">
            <text:p>50V or hig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3.9pF/0402/C0G/10V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4.5pF/0402/C0G/10V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14, C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47nF/0402/X5R/10V</text:p>
          </table:table-cell>
          <table:table-cell office:value-type="string" calcext:value-type="string">
            <text:p>X5R or bett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.2nF/0402/X7R/10V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17, C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nF/0402/X7R/10V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6.8nF/0402/X5R/10V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27, C301, C406, C407, C408, C409, C410, C411, C412, C413, C414, C415, C417, C418, C420, C421, C422, C427, C428, C501, C517, C518, C519, C520, C5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0.1uF/0402/X7R/16V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28, C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470pF/0402/X7R/16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01, C402, C403, C404, C405, C416, C419, C425, C5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Generic C/10uF/0805/X5R/10V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eneric C/10uF/0805/X5R/10V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eneric C/0.1uF/0402/X7R/16V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02, C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.8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n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0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0.8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509, C510, C5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100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220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82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pF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Generic C/2.2pF/0402/C0G/10V</text:p>
          </table:table-cell>
          <table:table-cell office:value-type="string" calcext:value-type="string">
            <text:p>C0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Generic C/1nF/0402/X7R/10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BAT60AE6327HTSA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M17_misc_passive:D_Toshiba_CST2</text:p>
          </table:table-cell>
          <table:table-cell/>
          <table:table-cell office:value-type="string" calcext:value-type="string">
            <text:p>DF2B5M4CT,L3F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</text:p>
          </table:table-cell>
          <table:table-cell/>
          <table:table-cell office:value-type="string" calcext:value-type="string">
            <text:p>SMD1812B200TF/1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B401, FB402, FB403, FB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M15AG121SN1D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BLM15AG121SN1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B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5AG121SN1D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LM15AG121SN1D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L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CN-490+</text:p>
          </table:table-cell>
          <table:table-cell office:value-type="string" calcext:value-type="string">
            <text:p>Filter:Filter_Mini-Circuits_FV1206</text:p>
          </table:table-cell>
          <table:table-cell/>
          <table:table-cell office:value-type="string" calcext:value-type="string">
            <text:p>LFCN-490+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L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CN-2500+</text:p>
          </table:table-cell>
          <table:table-cell office:value-type="string" calcext:value-type="string">
            <text:p>Filter:Filter_Mini-Circuits_FV1206</text:p>
          </table:table-cell>
          <table:table-cell/>
          <table:table-cell office:value-type="string" calcext:value-type="string">
            <text:p>LFCN-2500+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338-10F</text:p>
          </table:table-cell>
          <table:table-cell office:value-type="string" calcext:value-type="string">
            <text:p>M17_misc_passive:MS338-10F</text:p>
          </table:table-cell>
          <table:table-cell/>
          <table:table-cell office:value-type="string" calcext:value-type="string">
            <text:p>MS338-10F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402, J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300-10F</text:p>
          </table:table-cell>
          <table:table-cell office:value-type="string" calcext:value-type="string">
            <text:p>M17_misc_passive:MS300-10F</text:p>
          </table:table-cell>
          <table:table-cell/>
          <table:table-cell office:value-type="string" calcext:value-type="string">
            <text:p>MS300-10F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201, JP202, JP203, JP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_SMD_Pin1Right</text:p>
          </table:table-cell>
          <table:table-cell/>
          <table:table-cell office:value-type="string" calcext:value-type="string">
            <text:p>10129380-902001BLF or equivalen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17_misc_passive:L_Taiyo-Yuden_NR-5030</text:p>
          </table:table-cell>
          <table:table-cell/>
          <table:table-cell office:value-type="string" calcext:value-type="string">
            <text:p>LSXND5050XKT330MMG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M17_misc_passive:L_Wurth_WE-LQSF-4828</text:p>
          </table:table-cell>
          <table:table-cell/>
          <table:table-cell office:value-type="float" office:value="74406043470" calcext:value-type="float">
            <text:p>7440604347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nH</text:p>
          </table:table-cell>
          <table:table-cell office:value-type="string" calcext:value-type="string">
            <text:p>Inductor_SMD:L_0402_1005Metric</text:p>
          </table:table-cell>
          <table:table-cell/>
          <table:table-cell office:value-type="string" calcext:value-type="string">
            <text:p>LRC0402CS5N6GV001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50FB15A050</text:p>
          </table:table-cell>
          <table:table-cell office:value-type="string" calcext:value-type="string">
            <text:p>M17_misc_passive:2450FB15A050</text:p>
          </table:table-cell>
          <table:table-cell/>
          <table:table-cell office:value-type="string" calcext:value-type="string">
            <text:p>2450FB15A0050001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B2012-50011</text:p>
          </table:table-cell>
          <table:table-cell office:value-type="string" calcext:value-type="string">
            <text:p>M17_misc_passive:ATB2012</text:p>
          </table:table-cell>
          <table:table-cell/>
          <table:table-cell office:value-type="string" calcext:value-type="string">
            <text:p>ATB2012-50011-T0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99L-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DMP3099L-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01, R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01, R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200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5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47.5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10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205, R206, R317, R5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00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.6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6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3.16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43kR/0402/0.1%</text:p>
          </table:table-cell>
          <table:table-cell table:number-columns-repeated="2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3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9.53kR/0402/0.1%</text:p>
          </table:table-cell>
          <table:table-cell table:number-columns-repeated="2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20kR/0402/0.1%</text:p>
          </table:table-cell>
          <table:table-cell table:number-columns-repeated="2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0kR/0402/0.1%</text:p>
          </table:table-cell>
          <table:table-cell table:number-columns-repeated="2"/>
          <table:table-cell office:value-type="string" calcext:value-type="string">
            <text:p>0.1% or bett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2.55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0.2kR/0402/0.1%</text:p>
          </table:table-cell>
          <table:table-cell table:number-columns-repeated="2"/>
          <table:table-cell office:value-type="string" calcext:value-type="string">
            <text:p>0.1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215, R301, R302, R303, R304, R305, R306, R307, R308, R309, R310, R311, R313, R314, R315, R316, R402, R5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00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401, R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10k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402_1005Metric</text:p>
          </table:table-cell>
          <table:table-cell/>
          <table:table-cell office:value-type="string" calcext:value-type="string">
            <text:p>Generic R/220R/0402/1%</text:p>
          </table:table-cell>
          <table:table-cell table:number-columns-repeated="2"/>
          <table:table-cell table:style-name="ce1" office:value-type="string" calcext:value-type="string">
            <text:p>1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W101, SW201</text:p>
          </table:table-cell>
          <table:table-cell office:value-type="float" office:value="2" calcext:value-type="float">
            <text:p>2</text:p>
          </table:table-cell>
          <table:table-cell office:value-type="float" office:value="436351045816" calcext:value-type="float">
            <text:p>436351045816</text:p>
          </table:table-cell>
          <table:table-cell office:value-type="string" calcext:value-type="string">
            <text:p>M17_misc_passive:SW_SPST_436351045816</text:p>
          </table:table-cell>
          <table:table-cell/>
          <table:table-cell office:value-type="float" office:value="436351045816" calcext:value-type="float">
            <text:p>43635104581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W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W8008</text:p>
          </table:table-cell>
          <table:table-cell office:value-type="string" calcext:value-type="string">
            <text:p>M17_misc_active:RFSW8008</text:p>
          </table:table-cell>
          <table:table-cell/>
          <table:table-cell office:value-type="string" calcext:value-type="string">
            <text:p>RFSW8008TR7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954-1</text:p>
          </table:table-cell>
          <table:table-cell office:value-type="string" calcext:value-type="string">
            <text:p>Package_TO_SOT_SMD:TSOT-23-8</text:p>
          </table:table-cell>
          <table:table-cell/>
          <table:table-cell office:value-type="string" calcext:value-type="string">
            <text:p>LTC2954CTS8-1#TRMPBF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5261RHBx</text:p>
          </table:table-cell>
          <table:table-cell office:value-type="string" calcext:value-type="string">
            <text:p>M17_QFN:VQFN-32-1EP_5x5mm_P0.5mm_EP3.45x3.45mm_ThermalVias</text:p>
          </table:table-cell>
          <table:table-cell/>
          <table:table-cell office:value-type="string" calcext:value-type="string">
            <text:p>TPS65261RHB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30-W5-7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AP7330-W5-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22810DBVR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TPS22810DBV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FCL-40-9SG72C</text:p>
          </table:table-cell>
          <table:table-cell office:value-type="string" calcext:value-type="string">
            <text:p>M17_QFN:QFN-72-1EP_10x10mm_P0.5mm_EP6.2x6.2mm_ThermalVias</text:p>
          </table:table-cell>
          <table:table-cell/>
          <table:table-cell office:value-type="string" calcext:value-type="string">
            <text:p>LIFCL-40-9SG72C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86RF215</text:p>
          </table:table-cell>
          <table:table-cell office:value-type="string" calcext:value-type="string">
            <text:p>M17_QFN:VQFN-48-1EP_7x7mm_P0.5mm_EP5.6x5.6mm_ThermalVias</text:p>
          </table:table-cell>
          <table:table-cell/>
          <table:table-cell office:value-type="string" calcext:value-type="string">
            <text:p>AT86RF215-ZU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X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TXO-20CSMV</text:p>
          </table:table-cell>
          <table:table-cell office:value-type="string" calcext:value-type="string">
            <text:p>M17_misc_active:ECS-TXO-20CSMV</text:p>
          </table:table-cell>
          <table:table-cell/>
          <table:table-cell office:value-type="string" calcext:value-type="string">
            <text:p>ECS-TXO-20CSMV-260-AY-TR</text:p>
          </table:table-cell>
          <table:table-cell table:number-columns-repeated="3"/>
        </table:table-row>
      </table:table>
      <table:table table:name="OpenHT-RF_manual" table:style-name="ta1">
        <table:table-source xlink:type="simple" xlink:href="../OpenHT-RF_manual.csv" table:table-name="OpenHT-RF_manual" table:filter-name="Text - txt - csv (StarCalc)" table:filter-options="9/44,34,ANSI,1,,0,false,false,true,false,false,0,false"/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electric</text:p>
          </table:table-cell>
          <table:table-cell office:value-type="string" calcext:value-type="string">
            <text:p>Rated voltage</text:p>
          </table:table-cell>
          <table:table-cell office:value-type="string" calcext:value-type="string">
            <text:p>Toler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4Ucon:TerminalBlock_4Ucon_1x02_P3.50mm_Horizonta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338-10C</text:p>
          </table:table-cell>
          <table:table-cell table:number-columns-repeated="2"/>
          <table:table-cell office:value-type="string" calcext:value-type="string">
            <text:p>MS338-10C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302, J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PinHeader_2.54mm:PinHeader_1x10_P2.54mm_Vertical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03, J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300-10C</text:p>
          </table:table-cell>
          <table:table-cell table:number-columns-repeated="2"/>
          <table:table-cell office:value-type="string" calcext:value-type="string">
            <text:p>MS300-10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CB.CSMAFSTJ.A</text:p>
          </table:table-cell>
          <table:table-cell office:value-type="string" calcext:value-type="string">
            <text:p>M17_connectors:SMA_Taoglas_EMPCB.CSMAFSTJ.A</text:p>
          </table:table-cell>
          <table:table-cell/>
          <table:table-cell office:value-type="string" calcext:value-type="string">
            <text:p>EMPCB.CSMAFSTJ.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502, J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-1605</text:p>
          </table:table-cell>
          <table:table-cell office:value-type="string" calcext:value-type="string">
            <text:p>M17_connectors:Pin_1x02_P2.54mm_horizontal_SMD</text:p>
          </table:table-cell>
          <table:table-cell/>
          <table:table-cell office:value-type="string" calcext:value-type="string">
            <text:p>SP-160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OpenHT-RF'.A1:'OpenHT-RF'.J67" table:display-filter-buttons="true"/>
        <table:database-range table:name="__Anonymous_Sheet_DB__1" table:target-range-address="'OpenHT-RF_manual'.A1:'OpenHT-RF_manual'.I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4T23:12:03.023000000</meta:creation-date>
    <dc:date>2023-05-15T14:54:35.524000000</dc:date>
    <meta:editing-duration>PT19M1S</meta:editing-duration>
    <meta:editing-cycles>4</meta:editing-cycles>
    <meta:generator>LibreOffice/7.4.4.2$Windows_X86_64 LibreOffice_project/85569322deea74ec9134968a29af2df5663baa21</meta:generator>
    <meta:document-statistic meta:table-count="2" meta:cell-count="514" meta:object-count="0"/>
  </office:meta>
</office:document-meta>
</file>